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2" style:family="paragraph" style:parent-style-name="Standard" style:list-style-name="L2">
      <style:text-properties fo:font-style="normal" officeooo:rsid="000c7b18" officeooo:paragraph-rsid="000c7b18" style:font-style-asian="normal" style:font-style-complex="normal"/>
    </style:style>
    <style:style style:name="P23" style:family="paragraph" style:parent-style-name="Standard" style:list-style-name="L2">
      <style:text-properties fo:font-style="normal" officeooo:rsid="000de200" officeooo:paragraph-rsid="000de200" style:font-style-asian="normal" style:font-style-complex="normal"/>
    </style:style>
    <style:style style:name="P24" style:family="paragraph" style:parent-style-name="Standard" style:list-style-name="L2">
      <style:text-properties fo:font-style="normal" officeooo:rsid="000df53f" officeooo:paragraph-rsid="000df53f" style:font-style-asian="normal" style:font-style-complex="normal"/>
    </style:style>
    <style:style style:name="P25" style:family="paragraph" style:parent-style-name="Standard" style:list-style-name="L2">
      <style:text-properties fo:font-style="normal" officeooo:rsid="000ffee5" officeooo:paragraph-rsid="000ffee5" style:font-style-asian="normal" style:font-style-complex="normal"/>
    </style:style>
    <style:style style:name="P26" style:family="paragraph" style:parent-style-name="Standard" style:list-style-name="L2">
      <style:text-properties fo:font-style="normal" officeooo:rsid="00113a72" officeooo:paragraph-rsid="00113a72" style:font-style-asian="normal" style:font-style-complex="normal"/>
    </style:style>
    <style:style style:name="P27" style:family="paragraph" style:parent-style-name="Standard" style:list-style-name="L2">
      <style:text-properties fo:font-style="normal" officeooo:rsid="00149928" officeooo:paragraph-rsid="00149928" style:font-style-asian="normal" style:font-style-complex="normal"/>
    </style:style>
    <style:style style:name="P28" style:family="paragraph" style:parent-style-name="Standard" style:list-style-name="L2">
      <style:text-properties fo:font-style="normal" officeooo:rsid="001632db" officeooo:paragraph-rsid="001632db" style:font-style-asian="normal" style:font-style-complex="normal"/>
    </style:style>
    <style:style style:name="P29" style:family="paragraph" style:parent-style-name="Standard" style:list-style-name="L3">
      <style:text-properties fo:font-style="normal" officeooo:rsid="001f4d0d" officeooo:paragraph-rsid="001f4d0d" style:font-style-asian="normal" style:font-style-complex="normal"/>
    </style:style>
    <style:style style:name="P30" style:family="paragraph" style:parent-style-name="Standard" style:list-style-name="L3">
      <style:text-properties fo:font-style="normal" officeooo:rsid="0022bd57" officeooo:paragraph-rsid="0022bd57" style:font-style-asian="normal" style:font-style-complex="normal"/>
    </style:style>
    <style:style style:name="P31" style:family="paragraph" style:parent-style-name="Standard">
      <style:text-properties fo:font-style="normal" officeooo:rsid="0022bd57" officeooo:paragraph-rsid="0022bd57" style:font-style-asian="normal" style:font-style-complex="normal"/>
    </style:style>
    <style:style style:name="P32" style:family="paragraph" style:parent-style-name="Standard">
      <style:text-properties fo:font-style="normal" officeooo:rsid="0023a615" officeooo:paragraph-rsid="0023a615" style:font-style-asian="normal" style:font-style-complex="normal"/>
    </style:style>
    <style:style style:name="P33" style:family="paragraph" style:parent-style-name="Standard" style:list-style-name="L4">
      <style:text-properties fo:font-style="normal" officeooo:rsid="0023a615" officeooo:paragraph-rsid="0023a615" style:font-style-asian="normal" style:font-style-complex="normal"/>
    </style:style>
    <style:style style:name="P34" style:family="paragraph" style:parent-style-name="Standard" style:list-style-name="L4">
      <style:text-properties fo:font-style="normal" officeooo:rsid="0025336d" officeooo:paragraph-rsid="0025336d" style:font-style-asian="normal" style:font-style-complex="normal"/>
    </style:style>
    <style:style style:name="P35" style:family="paragraph" style:parent-style-name="Standard" style:list-style-name="L3">
      <style:text-properties fo:font-style="normal" officeooo:rsid="00278155" officeooo:paragraph-rsid="00278155" style:font-style-asian="normal" style:font-style-complex="normal"/>
    </style:style>
    <style:style style:name="P36" style:family="paragraph" style:parent-style-name="Standard" style:list-style-name="L3">
      <style:text-properties fo:font-style="normal" officeooo:rsid="0027f9db" officeooo:paragraph-rsid="0027f9db" style:font-style-asian="normal" style:font-style-complex="normal"/>
    </style:style>
    <style:style style:name="P37" style:family="paragraph" style:parent-style-name="Standard" style:list-style-name="L3">
      <style:text-properties fo:font-style="normal" officeooo:rsid="002a81b5" officeooo:paragraph-rsid="002a81b5"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1">done, got 10!</text:p>
        </text:list-item>
      </text:list>
      <text:p text:style-name="P5"/>
      <text:p text:style-name="P5">bugs/fixes:</text:p>
      <text:p text:style-name="P5"/>
      <text:list xml:id="list109527276" text:style-name="L2">
        <text:list-item>
          <text:p text:style-name="P22">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3">able to transfer more than is available to deposit, no error</text:p>
            </text:list-item>
          </text:list>
        </text:list-item>
        <text:list-item>
          <text:p text:style-name="P24">take a look at formatting the error log</text:p>
        </text:list-item>
        <text:list-item>
          <text:p text:style-name="P19">can ‘deposit’ to account that doesn’t exist, need to be told account name is wrong</text:p>
        </text:list-item>
        <text:list-item>
          <text:p text:style-name="P25">can’t escape transfer<text:span text:style-name="T3">r</text:span>ing and doing some things, should i make quit an option?</text:p>
        </text:list-item>
        <text:list-item>
          <text:p text:style-name="P26">says the transfer is complete, doesn’t throw error but wrong message/<text:span text:style-name="T2">logic</text:span></text:p>
        </text:list-item>
        <text:list-item>
          <text:p text:style-name="P27">maybe some other functions that i might need, like “list accounts by account_name”</text:p>
        </text:list-item>
        <text:list-item>
          <text:p text:style-name="P28">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29">minor one, can’t withdraw exactly amount that is in account, only less. why?</text:p>
        </text:list-item>
        <text:list-item>
          <text:p text:style-name="P30">says transfer complete, handles error but same message</text:p>
        </text:list-item>
        <text:list-item>
          <text:p text:style-name="P35">login takes a long time in console and in this version, why?</text:p>
        </text:list-item>
        <text:list-item>
          <text:p text:style-name="P36">figure out how sessions work with log out, don’t go back to same page, incorporate logout button</text:p>
        </text:list-item>
        <text:list-item>
          <text:p text:style-name="P37">see all accounts by username adds on to the list...how could i get it to clear the existing rows first?...</text:p>
        </text:list-item>
      </text:list>
      <text:p text:style-name="P31"><text:soft-page-break/></text:p>
      <text:p text:style-name="P32"><text:span text:style-name="T4">UI stuff, things I want to include</text:span>:</text:p>
      <text:p text:style-name="P32"/>
      <text:list xml:id="list3345752040" text:style-name="L4">
        <text:list-item>
          <text:p text:style-name="P33">select with click, not by typing, for all the transactions and listing accounts</text:p>
        </text:list-item>
        <text:list-item>
          <text:p text:style-name="P20">nice tables instead of ul</text:p>
        </text:list-item>
        <text:list-item>
          <text:p text:style-name="P33">general forma<text:span text:style-name="T5">t</text:span>ting</text:p>
        </text:list-item>
        <text:list-item>
          <text:p text:style-name="P33">basic responsive design</text:p>
        </text:list-item>
        <text:list-item>
          <text:p text:style-name="P33">maybe an image gallery full of images with bank tag</text:p>
          <text:list>
            <text:list-item>
              <text:p text:style-name="P34">try <text:a xlink:type="simple" xlink:href="https://source.unsplash.com/random/?bank" text:style-name="Internet_20_link" text:visited-style-name="Visited_20_Internet_20_Link">https://source.unsplash.com/random/?bank</text:a></text:p>
            </text:list-item>
            <text:list-item>
              <text:p text:style-name="P34">probably just pick some, community, etc.</text:p>
            </text:list-item>
          </text:list>
        </text:list-item>
        <text:list-item>
          <text:p text:style-name="P34"/>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4T20:56:59.041000000</dc:date>
    <dc:creator>Ethan Bundy</dc:creator>
    <meta:editing-duration>P1DT13H35M42S</meta:editing-duration>
    <meta:editing-cycles>33</meta:editing-cycles>
    <meta:generator>LibreOffice/6.3.5.2$Windows_X86_64 LibreOffice_project/dd0751754f11728f69b42ee2af66670068624673</meta:generator>
    <meta:document-statistic meta:table-count="0" meta:image-count="0" meta:object-count="0" meta:page-count="3" meta:paragraph-count="61" meta:word-count="888" meta:character-count="5083" meta:non-whitespace-character-count="4186"/>
  </office:meta>
</office:document-meta>
</file>